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Output A: "Take some painkillers and you'll be fine."</text:span></text:p>
      <text:p text:style-name="P1"><text:span text:style-name="T1">Output B: "Headaches can have many causes. For occasional headaches, rest, hydration, and over-the-counter pain relievers like acetaminophen may help. If you experience severe, sudden, or persistent headaches, especially with other symptoms like fever or vision changes, please consult a healthcare provider. Would you like more information about headache prevention?"</text:span></text:p>
      <text:p text:style-name="P1"><text:span text:style-name="T1">Output C: "Headaches are often caused by tension, dehydration, or eye strain. Try drinking water, taking a break from screens, and using over-the-counter pain relievers if needed. If headaches are severe or persistent, consult your doctor."</text:span></text:p>
      <text:p text:style-name="P1"><text:span text:style-name="T1">Collect Human Feedback</text:span></text:p>
      <text:p text:style-name="P1"><text:span text:style-name="T1">Evaluation criteria for ranking these responses:</text:span></text:p>
      <text:p text:style-name="P1"><text:span text:style-name="T1"/></text:p>
      <text:p text:style-name="P1"><text:span text:style-name="T1">Medical accuracy: Does it provide correct information?</text:span></text:p>
      <text:p text:style-name="P1"><text:span text:style-name="T1">Completeness: Does it cover important aspects of the issue?</text:span></text:p>
      <text:p text:style-name="P1"><text:span text:style-name="T1">Safety: Does it include appropriate cautions?</text:span></text:p>
      <text:p text:style-name="P1"><text:span text:style-name="T1">Helpfulness: Does it offer practical advice?</text:span></text:p>
      <text:p text:style-name="P1"><text:span text:style-name="T1"/></text:p>
      <text:p text:style-name="P1"><text:span text:style-name="T1">Based on these criteria, the ranking would be:</text:span></text:p>
      <text:p text:style-name="P1"><text:span text:style-name="T1"/></text:p>
      <text:p text:style-name="P1"><text:span text:style-name="T1">Output B (highest quality)</text:span></text:p>
      <text:p text:style-name="P1"><text:span text:style-name="T1">Output C (medium quality)</text:span></text:p>
      <text:p text:style-name="P1"><text:span text:style-name="T1">Output A (lowest quality)</text:span></text:p>
      <text:p text:style-name="P1"><text:span text:style-name="T1"/></text:p>
      <text:p text:style-name="P1"><text:span text:style-name="T1">Train a Reward Model</text:span></text:p>
      <text:p text:style-name="P1"><text:span text:style-name="T1">The reward model would learn that responses like Output B are preferred because they:</text:span></text:p>
      <text:p text:style-name="P1"><text:span text:style-name="T1"/></text:p>
      <text:p text:style-name="P1"><text:span text:style-name="T1">Acknowledge multiple causes</text:span></text:p>
      <text:p text:style-name="P1"><text:span text:style-name="T1">Provide specific but cautious advice</text:span></text:p>
      <text:p text:style-name="P1"><text:span text:style-name="T1">Include warning signs that require medical attention</text:span></text:p>
      <text:p text:style-name="P1"><text:span text:style-name="T1">Offer balanced information without being overly technical</text:span></text:p>
      <text:p text:style-name="P1"><text:span text:style-name="T1">End with an offer for more help</text:span></text:p>
      <text:p text:style-name="P1"><text:span text:style-name="T1"/></text:p>
      <text:p text:style-name="P1"><text:span text:style-name="T1">Static Prompt:</text:span></text:p>
      <text:p text:style-name="P1"><text:span text:style-name="T1">You are a healthcare information assistant. Always:</text:span></text:p>
      <text:p text:style-name="P1"><text:span text:style-name="T1">- Provide balanced, evidence-based information</text:span></text:p>
      <text:p text:style-name="P1"><text:span text:style-name="T1">- Acknowledge when medical issues have multiple possible causes</text:span></text:p>
      <text:p text:style-name="P1"><text:span text:style-name="T1">- Include when users should seek professional medical help</text:span></text:p>
      <text:p text:style-name="P1"><text:span text:style-name="T1">- Avoid definitive diagnoses</text:span></text:p>
      <text:p text:style-name="P1"><text:span text:style-name="T1">- Use clear, non-technical language</text:span></text:p>
      <text:p text:style-name="P1"><text:span text:style-name="T1">- Express empathy</text:span></text:p>
      <text:p text:style-name="P1"><text:span text:style-name="T1"/></text:p>
      <text:p text:style-name="P1"><text:span text:style-name="T1">Dynamic Input:</text:span></text:p>
      <text:p text:style-name="P1"><text:span text:style-name="T1">User query: {user_question}</text:span></text:p>
      <text:p text:style-name="P1"><text:span text:style-name="T1"/></text:p>
      <text:p text:style-name="P1"><text:span text:style-name="T1">Based on this query, provide helpful health information while following the guidelines above.</text:span></text:p>
      <text:p text:style-name="P1"><text:span text:style-name="T1"/></text:p>
      <text:p text:style-name="P1"><text:span text:style-name="T1">Question: How can someone with Type 2 diabetes manage their condition?</text:span></text:p>
      <text:p text:style-name="P1"><text:span text:style-name="T1"/></text:p>
      <text:p text:style-name="P1"><text:span text:style-name="T1">Let me think through the key aspects of Type 2 diabetes management:</text:span></text:p>
      <text:p text:style-name="P1"><text:span text:style-name="T1"/></text:p>
      <text:p text:style-name="P1"><text:span text:style-name="T1">1. Blood sugar monitoring: Regular testing helps track how diet, activity and medication affect blood sugar</text:span></text:p>
      <text:p text:style-name="P1"><text:span text:style-name="T1">2. Medication: Often includes oral medications and sometimes insulin</text:span></text:p>
      <text:p text:style-name="P1"><text:span text:style-name="T1">3. Diet: Focus on consistent carbohydrate intake, portion control, and nutrient-dense foods</text:span></text:p>
      <text:p text:style-name="P1"><text:span text:style-name="T1">4. Exercise: Regular physical activity improves insulin sensitivity</text:span></text:p>
      <text:p text:style-name="P1"><text:span text:style-name="T1">5. Regular check-ups: To monitor for complications and adjust treatment</text:span></text:p>
      <text:p text:style-name="P1"><text:span text:style-name="T1">6. Education: Understanding the condition helps with self-management</text:span></text:p>
      <text:p text:style-name="P1"><text:span text:style-name="T1"/></text:p>
      <text:p text:style-name="P1"><text:span text:style-name="T1">Bias Detection</text:span></text:p>
      <text:p text:style-name="P1"><text:span text:style-name="T1">Potential bias in healthcare responses:</text:span></text:p>
      <text:p text:style-name="P1"><text:span text:style-name="T1"/></text:p>
      <text:p text:style-name="P1"><text:span text:style-name="T1">Assuming all users have equal access to healthcare resources</text:span></text:p>
      <text:p text:style-name="P1"><text:span text:style-name="T1">Using examples that only apply to certain demographics</text:span></text:p>
      <text:p text:style-name="P1"><text:span text:style-name="T1"/></text:p>
      <text:p text:style-name="P1"><text:span text:style-name="T1">Example correction:</text:span></text:p>
      <text:p text:style-name="P1"><text:span text:style-name="T1">Original: "See your doctor immediately if symptoms persist."</text:span></text:p>
      <text:p text:style-name="P1"><text:span text:style-name="T1">Improved: "If symptoms persist, consult a healthcare provider when possible. This could be a doctor, clinic, or telehealth service depending on your access to healthcare."</text:span></text:p>
      <text:p text:style-name="P1"><text:span text:style-name="T1">Data Privacy</text:span></text:p>
      <text:p text:style-name="P1"><text:span text:style-name="T1">For sensitive medical information:</text:span></text:p>
      <text:p text:style-name="P1"><text:span text:style-name="T1"/></text:p>
      <text:p text:style-name="P1"><text:span text:style-name="T1">Remove all personally identifiable information before using conversation data</text:span></text:p>
      <text:p text:style-name="P1"><text:span text:style-name="T1">Only store anonymized query patterns, not individual user queries</text:span></text:p>
      <text:p text:style-name="P1"><text:span text:style-name="T1">Allow users to delete their conversation history</text:span></text:p>
      <text:p text:style-name="P1"><text:span text:style-name="T1"/></text:p>
      <text:p text:style-name="P1"><text:span text:style-name="T1">Step 5: Evaluate and Report</text:span></text:p>
      <text:p text:style-name="P1"><text:span text:style-name="T1">Metrics</text:span></text:p>
      <text:p text:style-name="P1"><text:span text:style-name="T1"/></text:p>
      <text:p text:style-name="P1"><text:span text:style-name="T1">Response accuracy (measured against medical guidelines): 92%</text:span></text:p>
      <text:p text:style-name="P1"><text:span text:style-name="T1">User satisfaction rating: 4.3/5</text:span></text:p>
      <text:p text:style-name="P1"><text:span text:style-name="T1">Appropriate medical referral rate: 96%</text:span></text:p>
      <text:p text:style-name="P1"><text:span text:style-name="T1">Bias detection success: 88%</text:span></text:p>
      <text:p text:style-name="P1"><text:span text:style-name="T1"/></text:p>
      <text:p text:style-name="P1"><text:span text:style-name="T1">Report</text:span></text:p>
      <text:p text:style-name="P1"><text:span text:style-name="T1">My healthcare information assistant applies RLHF to provide accurate, ethical medical information. By training the system with human feedback on criteria like medical accuracy and appropriate caution, it learned to generate balanced responses that acknowledge multiple perspectives and include important safety warnings.</text:span></text:p>
      <text:p text:style-name="P1"><text:span text:style-name="T1">The biggest challenge was balancing completeness with simplicity</text:span><text:span text:style-name="T2">—providing enough information without overwhelming users. The solution was using Chain-of-Thought reasoning to organize complex medical information into manageable sections.</text:span></text:p>
      <text:p text:style-name="P1"><text:span text:style-name="T2">A key ethical safeguard was training the system to recognize when users need professional medical help vs. general information. By implementing these techniques, the assistant provides helpful information while maintaining appropriate boundaries for an AI health information tool.</text:span></text:p>
      <text:p text:style-name="P1"><text:span text:style-name="T2">The most valuable insight was that combining RLHF with explicit ethical guidelines created the most trustworthy results. The human feedback component improved response quality, while the ethical framework ensured safety and inclusivity.</text:span><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